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701in"/>
    </style:style>
    <style:style style:name="co3" style:family="table-column">
      <style:table-column-properties fo:break-before="auto" style:column-width="3.2457in"/>
    </style:style>
    <style:style style:name="co4" style:family="table-column">
      <style:table-column-properties fo:break-before="auto" style:column-width="0.8425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9236in"/>
    </style:style>
    <style:style style:name="co6" style:family="table-column">
      <style:table-column-properties fo:break-before="auto" style:column-width="4.05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37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19"/>
    <style:style style:name="ce14" style:family="table-cell" style:parent-style-name="Default" style:data-style-name="N119">
      <style:text-properties fo:color="#0000ff"/>
    </style:style>
    <style:style style:name="ce15" style:family="table-cell" style:parent-style-name="Default" style:data-style-name="N8109"/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5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Nacht</text:p>
          </table:table-cell>
          <table:table-cell office:value-type="string">
            <text:p>Pauschal</text:p>
          </table:table-cell>
          <table:table-cell office:value-type="string">
            <text:p>Gäste</text:p>
          </table:table-cell>
          <table:table-cell office:value-type="string">
            <text:p>Extra</text:p>
          </table:table-cell>
          <table:table-cell office:value-type="string">
            <text:p>Essen</text:p>
          </table:table-cell>
          <table:table-cell/>
          <table:table-cell office:value-type="string">
            <text:p>Ein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3" office:value-type="currency" office:currency="EUR" office:value="4">
            <text:p>4.00 €</text:p>
          </table:table-cell>
          <table:table-cell table:style-name="ce13" office:value-type="currency" office:currency="EUR" office:value="5">
            <text:p>5.00 €</text:p>
          </table:table-cell>
          <table:table-cell/>
          <table:table-cell table:style-name="ce13" office:value-type="currency" office:currency="EUR" office:value="10">
            <text:p>10.00 €</text:p>
          </table:table-cell>
        </table:table-row>
        <table:table-row table:style-name="ro1">
          <table:table-cell table:style-name="ce11" office:value-type="date" office:date-value="2025-06-11">
            <text:p>06/11/25</text:p>
          </table:table-cell>
          <table:table-cell table:number-columns-repeated="7"/>
        </table:table-row>
        <table:table-row table:style-name="ro1">
          <table:table-cell table:style-name="ce11" office:value-type="date" office:date-value="2025-06-12">
            <text:p>06/12/25</text:p>
          </table:table-cell>
          <table:table-cell office:value-type="float" office:value="1">
            <text:p>1</text:p>
          </table:table-cell>
          <table:table-cell office:value-type="currency" office:currency="EUR" office:value="30">
            <text:p>30.00 €</text:p>
          </table:table-cell>
          <table:table-cell office:value-type="float" office:value="13">
            <text:p>13</text:p>
          </table:table-cell>
          <table:table-cell table:style-name="ce15" table:formula="of:=MAX(([.D4]-7) * [.$E$2];0)" office:value-type="currency" office:currency="EUR" office:value="24">
            <text:p>24 €</text:p>
          </table:table-cell>
          <table:table-cell table:formula="of:=[.D4]*[.$F$2]" office:value-type="currency" office:currency="EUR" office:value="65">
            <text:p>65.00 €</text:p>
          </table:table-cell>
          <table:table-cell/>
          <table:table-cell table:formula="of:=[.D4]*[.$H$2]" office:value-type="currency" office:currency="EUR" office:value="130">
            <text:p>130.00 €</text:p>
          </table:table-cell>
        </table:table-row>
        <table:table-row table:style-name="ro1">
          <table:table-cell table:style-name="ce11" office:value-type="date" office:date-value="2025-06-13">
            <text:p>06/13/25</text:p>
          </table:table-cell>
          <table:table-cell office:value-type="float" office:value="2">
            <text:p>2</text:p>
          </table:table-cell>
          <table:table-cell office:value-type="currency" office:currency="EUR" office:value="30">
            <text:p>30.00 €</text:p>
          </table:table-cell>
          <table:table-cell office:value-type="float" office:value="13">
            <text:p>13</text:p>
          </table:table-cell>
          <table:table-cell table:style-name="ce15" table:formula="of:=MAX(([.D5]-7) * [.$E$2];0)" office:value-type="currency" office:currency="EUR" office:value="24">
            <text:p>24 €</text:p>
          </table:table-cell>
          <table:table-cell table:formula="of:=[.D5]*[.$F$2]" office:value-type="currency" office:currency="EUR" office:value="65">
            <text:p>65.00 €</text:p>
          </table:table-cell>
          <table:table-cell/>
          <table:table-cell table:formula="of:=[.D5]*[.$H$2]" office:value-type="currency" office:currency="EUR" office:value="130">
            <text:p>130.00 €</text:p>
          </table:table-cell>
        </table:table-row>
        <table:table-row table:style-name="ro1">
          <table:table-cell table:style-name="ce11" office:value-type="date" office:date-value="2025-06-14">
            <text:p>06/14/25</text:p>
          </table:table-cell>
          <table:table-cell office:value-type="float" office:value="3">
            <text:p>3</text:p>
          </table:table-cell>
          <table:table-cell office:value-type="currency" office:currency="EUR" office:value="30">
            <text:p>30.00 €</text:p>
          </table:table-cell>
          <table:table-cell office:value-type="float" office:value="9">
            <text:p>9</text:p>
          </table:table-cell>
          <table:table-cell table:style-name="ce15" table:formula="of:=MAX(([.D6]-7) * [.$E$2];0)" office:value-type="currency" office:currency="EUR" office:value="8">
            <text:p>8 €</text:p>
          </table:table-cell>
          <table:table-cell table:formula="of:=[.D6]*[.$F$2]" office:value-type="currency" office:currency="EUR" office:value="45">
            <text:p>45.00 €</text:p>
          </table:table-cell>
          <table:table-cell/>
          <table:table-cell table:formula="of:=[.D6]*[.$H$2]" office:value-type="currency" office:currency="EUR" office:value="90">
            <text:p>90.00 €</text:p>
          </table:table-cell>
        </table:table-row>
        <table:table-row table:style-name="ro1">
          <table:table-cell table:style-name="ce11" office:value-type="date" office:date-value="2025-06-15">
            <text:p>06/15/25</text:p>
          </table:table-cell>
          <table:table-cell office:value-type="float" office:value="4">
            <text:p>4</text:p>
          </table:table-cell>
          <table:table-cell office:value-type="currency" office:currency="EUR" office:value="30">
            <text:p>30.00 €</text:p>
          </table:table-cell>
          <table:table-cell office:value-type="float" office:value="9">
            <text:p>9</text:p>
          </table:table-cell>
          <table:table-cell table:style-name="ce15" table:formula="of:=MAX(([.D7]-7) * [.$E$2];0)" office:value-type="currency" office:currency="EUR" office:value="8">
            <text:p>8 €</text:p>
          </table:table-cell>
          <table:table-cell table:formula="of:=[.D7]*[.$F$2]" office:value-type="currency" office:currency="EUR" office:value="45">
            <text:p>45.00 €</text:p>
          </table:table-cell>
          <table:table-cell/>
          <table:table-cell table:formula="of:=[.D7]*[.$H$2]" office:value-type="currency" office:currency="EUR" office:value="90">
            <text:p>90.00 €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7"/>
        </table:table-row>
        <table:table-row table:style-name="ro1">
          <table:table-cell table:style-name="ce12" table:formula="of:=SUM([.C9:.F9])" office:value-type="currency" office:currency="EUR" office:value="404">
            <text:p>404.00 €</text:p>
          </table:table-cell>
          <table:table-cell/>
          <table:table-cell table:formula="of:=SUM([.C4:.C8])" office:value-type="currency" office:currency="EUR" office:value="120">
            <text:p>120.00 €</text:p>
          </table:table-cell>
          <table:table-cell table:style-name="ce13"/>
          <table:table-cell table:style-name="ce13" table:formula="of:=SUM([.E4:.E8])" office:value-type="currency" office:currency="EUR" office:value="64">
            <text:p>64.00 €</text:p>
          </table:table-cell>
          <table:table-cell table:style-name="ce13" table:formula="of:=SUM([.F4:.F8])" office:value-type="currency" office:currency="EUR" office:value="220">
            <text:p>220.00 €</text:p>
          </table:table-cell>
          <table:table-cell/>
          <table:table-cell table:style-name="ce12" table:formula="of:=SUM([.H4:.H8])" office:value-type="currency" office:currency="EUR" office:value="440">
            <text:p>440.00 €</text:p>
          </table:table-cell>
        </table:table-row>
        <table:table-row table:style-name="ro1">
          <table:table-cell table:formula="of:=[.C9]+[.E9]" office:value-type="currency" office:currency="EUR" office:value="184">
            <text:p>184.00 €</text:p>
          </table:table-cell>
          <table:table-cell office:value-type="string">
            <text:p>Hütte</text:p>
          </table:table-cell>
          <table:table-cell table:style-name="ce14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>
            <text:p>Diff</text:p>
          </table:table-cell>
          <table:table-cell table:number-columns-repeated="7"/>
        </table:table-row>
        <table:table-row table:style-name="ro1">
          <table:table-cell table:formula="of:=[.H9]-[.A9]" office:value-type="currency" office:currency="EUR" office:value="36">
            <text:p>36.00 €</text:p>
          </table:table-cell>
          <table:table-cell table:number-columns-repeated="7"/>
        </table:table-row>
        <table:table-row table:style-name="ro1">
          <table:table-cell table:formula="of:=[.H9]-[.A10]" office:value-type="currency" office:currency="EUR" office:value="256">
            <text:p>256.00 €</text:p>
          </table:table-cell>
          <table:table-cell office:value-type="string">
            <text:p>für Essen</text:p>
          </table:table-cell>
          <table:table-cell table:number-columns-repeated="6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2" table:style-name="ta1" table:print="false">
        <table:table-column table:style-name="co2" table:default-cell-style-name="ce7"/>
        <table:table-column table:style-name="co3" table:default-cell-style-name="ce8"/>
        <table:table-column table:style-name="co4" table:default-cell-style-name="ce10"/>
        <table:table-column table:style-name="co1" table:number-columns-repeated="2" table:default-cell-style-name="ce10"/>
        <table:table-column table:style-name="co1" table:default-cell-style-name="ce7"/>
        <table:table-column table:style-name="co5" table:default-cell-style-name="Default"/>
        <table:table-row table:style-name="ro1">
          <table:table-cell table:style-name="Default" office:value-type="string">
            <text:p>Hiermit melde ich mich an zu den Digital Detox Days 2025 des Studiengangs “Games &amp; Immersive Media”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6"/>
          <table:table-cell table:style-name="Default" table:number-columns-repeated="5"/>
          <table:table-cell/>
        </table:table-row>
        <table:table-row table:style-name="ro1">
          <table:table-cell table:style-name="ce6"/>
          <table:table-cell table:style-name="Default" office:value-type="string">
            <text:p>Name</text:p>
          </table:table-cell>
          <table:table-cell table:style-name="ce9" office:value-type="string">
            <text:p>11.-13.6.</text:p>
          </table:table-cell>
          <table:table-cell table:style-name="ce6" office:value-type="string">
            <text:p>13.-15.6.</text:p>
          </table:table-cell>
          <table:table-cell table:style-name="ce6" office:value-type="string">
            <text:p>11.-15.6.</text:p>
          </table:table-cell>
          <table:table-cell table:style-name="ce6" office:value-type="string">
            <text:p>Biete Platz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9P0" style:volatile="true" number:language="de" number:country="D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8109" number:language="de" number:country="D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8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5472in" fo:margin-right="0.4791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-0.232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6">06/16/2025</text:date>, <text:time>21:46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5-04-25T11:52:22.01</meta:creation-date>
    <meta:generator>OpenOffice/4.1.15$Win32 OpenOffice.org_project/4115m2$Build-9813</meta:generator>
    <dc:date>2025-06-16T21:46:32.32</dc:date>
    <dc:creator>Jirka Dell'Oro-Friedl</dc:creator>
    <meta:editing-duration>P10DT16H31M54S</meta:editing-duration>
    <meta:editing-cycles>6</meta:editing-cycles>
    <meta:printed-by>Jirka Dell'Oro-Friedl</meta:printed-by>
    <meta:print-date>2025-04-25T12:57:13.62</meta:print-date>
    <meta:document-statistic meta:table-count="3" meta:cell-count="282" meta:object-count="0"/>
  </office:meta>
</office:document-meta>
</file>